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Utils.getScope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Utils.getUser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Utils.setOuter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Utils.getScope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Utils.getOuter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